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bold" fo:font-family="'Liberation Serif'" style:font-family-asian="'Liberation Serif'" style:font-family-complex="'Liberation Serif'" fo:background-color="transparent" fo:color="#000000"/>
    </style:style>
    <style:style style:name="T4" style:family="text">
      <style:text-properties fo:font-size="12.00pt" fo:font-weight="bold" fo:font-family="'Liberation Serif'" style:font-family-asian="'Liberation Serif'" style:font-family-complex="'Liberation Serif'" fo:background-color="transparent" fo:color="#000000" fo:font-style="italic"/>
    </style:style>
    <style:style style:name="T5" style:family="text">
      <style:text-properties fo:font-size="12.00pt" fo:font-weight="normal" fo:font-family="'Liberation Serif'" style:font-family-asian="'Liberation Serif'" style:font-family-complex="'Liberation Serif'" fo:background-color="transparent" fo:color="#000000"/>
    </style:style>
    <style:style style:name="T6" style:family="text">
      <style:text-properties fo:font-size="12.00pt" fo:font-weight="bold" fo:font-family="'Liberation Serif'" style:font-family-asian="'Liberation Serif'" style:font-family-complex="'Liberation Serif'" fo:background-color="transparent" fo:color="#000000"/>
    </style:style>
    <style:style style:name="T7" style:family="text">
      <style:text-properties fo:font-size="12.00pt" fo:font-weight="normal" fo:font-family="'Liberation Serif'" style:font-family-asian="'Liberation Serif'" style:font-family-complex="'Liberation Serif'" fo:background-color="transparent" fo:color="#000000"/>
    </style:style>
    <style:style style:name="T8" style:family="text">
      <style:text-properties fo:font-size="12.00pt" fo:font-weight="bold" fo:font-family="'Liberation Serif'" style:font-family-asian="'Liberation Serif'" style:font-family-complex="'Liberation Serif'" fo:background-color="transparent" fo:color="#000000" fo:font-style="italic"/>
    </style:style>
    <style:style style:name="T9" style:family="text">
      <style:text-properties fo:font-size="12.00pt" fo:font-weight="normal" fo:font-family="'Liberation Serif'" style:font-family-asian="'Liberation Serif'" style:font-family-complex="'Liberation Serif'" fo:background-color="transparent" fo:color="#000000"/>
    </style:style>
    <style:style style:name="T10" style:family="text">
      <style:text-properties fo:font-size="12.00pt" fo:font-weight="bold" fo:font-family="'Liberation Serif'" style:font-family-asian="'Liberation Serif'" style:font-family-complex="'Liberation Serif'" fo:background-color="transparent" fo:color="#000000"/>
    </style:style>
    <style:style style:name="T11" style:family="text">
      <style:text-properties fo:font-size="12.00pt" fo:font-weight="normal" fo:font-family="'Liberation Serif'" style:font-family-asian="'Liberation Serif'" style:font-family-complex="'Liberation Serif'" fo:background-color="transparent" fo:color="#000000"/>
    </style:style>
    <style:style style:name="T12" style:family="text">
      <style:text-properties fo:font-size="12.00pt" fo:font-weight="bold" fo:font-family="'Liberation Serif'" style:font-family-asian="'Liberation Serif'" style:font-family-complex="'Liberation Serif'" fo:background-color="transparent" fo:color="#000000" fo:font-style="italic"/>
    </style:style>
    <style:style style:name="T13" style:family="text">
      <style:text-properties fo:font-size="12.00pt" fo:font-weight="normal" fo:font-family="'Liberation Serif'" style:font-family-asian="'Liberation Serif'" style:font-family-complex="'Liberation Serif'" fo:background-color="transparent" fo:color="#000000"/>
    </style:style>
    <style:style style:name="T14" style:family="text">
      <style:text-properties fo:font-size="12.00pt" fo:font-weight="bold" fo:font-family="'Liberation Serif'" style:font-family-asian="'Liberation Serif'" style:font-family-complex="'Liberation Serif'" fo:background-color="transparent" fo:color="#000000"/>
    </style:style>
    <style:style style:name="T15" style:family="text">
      <style:text-properties fo:font-size="12.00pt" fo:font-weight="normal" fo:font-family="'Liberation Serif'" style:font-family-asian="'Liberation Serif'" style:font-family-complex="'Liberation Serif'" fo:background-color="transparent" fo:color="#000000"/>
    </style:style>
    <style:style style:name="T16" style:family="text">
      <style:text-properties fo:font-size="12.00pt" fo:font-weight="bold" fo:font-family="'Liberation Serif'" style:font-family-asian="'Liberation Serif'" style:font-family-complex="'Liberation Serif'" fo:background-color="transparent" fo:color="#000000"/>
    </style:style>
    <style:style style:name="T17" style:family="text">
      <style:text-properties fo:font-size="12.00pt" fo:font-weight="normal" fo:font-family="'Liberation Serif'" style:font-family-asian="'Liberation Serif'" style:font-family-complex="'Liberation Serif'" fo:background-color="transparent" fo:color="#000000"/>
    </style:style>
    <style:style style:name="T18" style:family="text">
      <style:text-properties fo:font-size="12.00pt" fo:font-weight="bold" fo:font-family="'Liberation Serif'" style:font-family-asian="'Liberation Serif'" style:font-family-complex="'Liberation Serif'" fo:background-color="transparent" fo:color="#000000"/>
    </style:style>
    <style:style style:name="T19" style:family="text">
      <style:text-properties fo:font-size="12.00pt" fo:font-weight="normal" fo:font-family="'Liberation Serif'" style:font-family-asian="'Liberation Serif'" style:font-family-complex="'Liberation Serif'" fo:background-color="transparent" fo:color="#000000"/>
    </style:style>
    <style:style style:name="T20" style:family="text">
      <style:text-properties fo:font-size="12.00pt" fo:font-weight="bold" fo:font-family="'Liberation Serif'" style:font-family-asian="'Liberation Serif'" style:font-family-complex="'Liberation Serif'" fo:background-color="transparent" fo:color="#000000"/>
    </style:style>
    <style:style style:name="T21" style:family="text">
      <style:text-properties fo:font-size="12.00pt" fo:font-weight="normal" fo:font-family="'Liberation Serif'" style:font-family-asian="'Liberation Serif'" style:font-family-complex="'Liberation Serif'" fo:background-color="transparent" fo:color="#000000"/>
    </style:style>
    <style:style style:name="T22" style:family="text">
      <style:text-properties fo:font-size="12.00pt" fo:font-weight="bold" fo:font-family="'Liberation Serif'" style:font-family-asian="'Liberation Serif'" style:font-family-complex="'Liberation Serif'" fo:background-color="transparent" fo:color="#000000"/>
    </style:style>
    <style:style style:name="T23" style:family="text">
      <style:text-properties fo:font-size="12.00pt" fo:font-weight="normal" fo:font-family="'Liberation Serif'" style:font-family-asian="'Liberation Serif'" style:font-family-complex="'Liberation Serif'" fo:background-color="transparent" fo:color="#000000"/>
    </style:style>
    <style:style style:name="T24" style:family="text">
      <style:text-properties fo:font-size="12.00pt" fo:font-weight="bold" fo:font-family="'Liberation Serif'" style:font-family-asian="'Liberation Serif'" style:font-family-complex="'Liberation Serif'" fo:background-color="transparent" fo:color="#000000" fo:font-style="italic"/>
    </style:style>
    <style:style style:name="T25" style:family="text">
      <style:text-properties fo:font-size="12.00pt" fo:font-weight="normal" fo:font-family="'Liberation Serif'" style:font-family-asian="'Liberation Serif'" style:font-family-complex="'Liberation Serif'" fo:background-color="transparent" fo:color="#000000"/>
    </style:style>
    <style:style style:name="T26" style:family="text">
      <style:text-properties fo:font-size="12.00pt" fo:font-weight="bold" fo:font-family="'Liberation Serif'" style:font-family-asian="'Liberation Serif'" style:font-family-complex="'Liberation Serif'" fo:background-color="transparent" fo:color="#000000"/>
    </style:style>
    <style:style style:name="T27" style:family="text">
      <style:text-properties fo:font-size="12.00pt" fo:font-weight="normal" fo:font-family="'Liberation Serif'" style:font-family-asian="'Liberation Serif'" style:font-family-complex="'Liberation Serif'" fo:background-color="transparent" fo:color="#000000"/>
    </style:style>
    <style:style style:name="T28" style:family="text">
      <style:text-properties fo:font-size="12.00pt" fo:font-weight="bold" fo:font-family="'Liberation Serif'" style:font-family-asian="'Liberation Serif'" style:font-family-complex="'Liberation Serif'" fo:background-color="transparent" fo:color="#000000" fo:font-style="italic"/>
    </style:style>
    <style:style style:name="T29" style:family="text">
      <style:text-properties fo:font-size="12.00pt" fo:font-weight="normal" fo:font-family="'Liberation Serif'" style:font-family-asian="'Liberation Serif'" style:font-family-complex="'Liberation Serif'" fo:background-color="transparent" fo:color="#000000"/>
    </style:style>
    <style:style style:name="T30" style:family="text">
      <style:text-properties fo:font-size="12.00pt" fo:font-weight="normal" fo:font-family="'Liberation Serif'" style:font-family-asian="'Liberation Serif'" style:font-family-complex="'Liberation Serif'" fo:background-color="transparent" fo:color="#000000"/>
    </style:style>
    <style:style style:name="T31" style:family="text">
      <style:text-properties fo:font-size="12.00pt" fo:font-weight="bold" fo:font-family="'Liberation Serif'" style:font-family-asian="'Liberation Serif'" style:font-family-complex="'Liberation Serif'" fo:background-color="transparent" fo:color="#000000"/>
    </style:style>
    <style:style style:name="T32" style:family="text">
      <style:text-properties fo:font-size="12.00pt" fo:font-weight="normal" fo:font-family="'Liberation Serif'" style:font-family-asian="'Liberation Serif'" style:font-family-complex="'Liberation Serif'" fo:background-color="transparent" fo:color="#000000"/>
    </style:style>
    <style:style style:name="T33" style:family="text">
      <style:text-properties fo:font-size="12.00pt" fo:font-weight="bold" fo:font-family="'Liberation Serif'" style:font-family-asian="'Liberation Serif'" style:font-family-complex="'Liberation Serif'" fo:background-color="transparent" fo:color="#000000"/>
    </style:style>
    <style:style style:name="P1" style:family="paragraph">
      <style:paragraph-properties fo:line-height="100.00%" fo:text-align="left"/>
    </style:style>
  </office:automatic-styles>
  <office:body>
    <office:text>
      <text:p text:style-name="P1"><text:span text:style-name="T1">My Rust class Note:</text:span></text:p>
      <text:p text:style-name="P1"><text:span text:style-name="T2"/></text:p>
      <text:p text:style-name="P1"><text:span text:style-name="T3">1.<text:s/></text:span><text:span text:style-name="T4">cargo new &lt;folder name&gt;<text:s/></text:span><text:span text:style-name="T5">This create a new folder including the cargo component (Cargo.toml)</text:span></text:p>
      <text:p text:style-name="P1"><text:span text:style-name="T6">2.</text:span><text:span text:style-name="T7"><text:s/></text:span><text:span text:style-name="T8">cargo run<text:s/></text:span><text:span text:style-name="T9"><text:s/>this will run the program</text:span></text:p>
      <text:p text:style-name="P1"><text:span text:style-name="T10">3. #![allow(non_snake_case)]<text:s/></text:span><text:span text:style-name="T11">This will allow you to have uppercase in your identifier. Must be included at the beginning of the script (at line 1).</text:span></text:p>
      <text:p text:style-name="P1"><text:span text:style-name="T11">4.<text:s/></text:span><text:span text:style-name="T12">rustfmt &lt;source file name&gt;<text:s/></text:span><text:span text:style-name="T13">This will automatically format the source file</text:span></text:p>
      <text:p text:style-name="P1"><text:span text:style-name="T13">5. meaning on<text:s/></text:span><text:span text:style-name="T14">.toml</text:span><text:span text:style-name="T15"><text:s/>is<text:s/></text:span><text:span text:style-name="T16">T:<text:s/></text:span><text:span text:style-name="T17">Tom<text:s/></text:span><text:span text:style-name="T18">O:</text:span><text:span text:style-name="T19"><text:s/>Obvious<text:s/></text:span><text:span text:style-name="T20">M:</text:span><text:span text:style-name="T21"><text:s/>Minimal<text:s/></text:span><text:span text:style-name="T22">L:</text:span><text:span text:style-name="T23"><text:s/>Language</text:span></text:p>
      <text:p text:style-name="P1"><text:span text:style-name="T23">6.<text:s/></text:span><text:span text:style-name="T24">cargo build :<text:s/></text:span><text:span text:style-name="T25">This will compile annn the code and setup all the dependancies and do all needed to get an<text:s/></text:span><text:span text:style-name="T26">.exe<text:s/></text:span><text:span text:style-name="T27">file.</text:span></text:p>
      <text:p text:style-name="P1"><text:span text:style-name="T27">7.<text:s text:c="2"/></text:span><text:span text:style-name="T28">cargo check<text:s/></text:span><text:span text:style-name="T29">This will check if the code is able to compile without compiling it.</text:span></text:p>
      <text:p text:style-name="P1"><text:span text:style-name="T29">8. Rust is a statically and strongly type programming language. Meaning that when you define a variable it is going to be given a type. You can explicitly define the type for the vaiaable or you can allow the compiler to implicitly determine the variable type</text:span></text:p>
      <text:p text:style-name="P1"><text:span text:style-name="T29">9. Immutable variable is<text:s text:c="2"/>variable that the value can not be changed. just like a constant</text:span></text:p>
      <text:p text:style-name="P1"><text:span text:style-name="T29">10. Name shadowing is a concept in programming where a variable with a certain name is declared in an inner scope, which has the same name as a variable declared in an outer scope. This new variable "shadows" the outer variable and becomes the one used in the inner scope. In Rust, name shadowing is allowed and can be done using the let keyword.</text:span><text:span text:style-name="T30"/></text:p>
      <text:p text:style-name="P1"><text:span text:style-name="T31"><text:s/>11.<text:s/></text:span><text:span text:style-name="T32">Primitive data types refer to basic data types that are built into programming languages and represent simple values. These values can be manipulated directly by the computer's central processing unit (CPU) and typically include integer numbers, floating-point numbers, characters, and Boolean values.</text:span></text:p>
      <text:p text:style-name="P1"><text:span text:style-name="T32">12. In Rust programming language, the primitive data types are as follows:</text:span></text:p>
      <text:p text:style-name="P1"><text:span text:style-name="T32"/></text:p>
      <text:p text:style-name="P1"><text:span text:style-name="T32">Integer types:</text:span></text:p>
      <text:p text:style-name="P1"><text:span text:style-name="T32"/></text:p>
      <text:p text:style-name="P1"><text:span text:style-name="T32">i8: 8-bit signed integer (-128 to 127)</text:span></text:p>
      <text:p text:style-name="P1"><text:span text:style-name="T32">i16: 16-bit signed integer (-32768 to 32767)</text:span></text:p>
      <text:p text:style-name="P1"><text:span text:style-name="T32">i32: 32-bit signed integer (-2^31 to 2^31-1)</text:span></text:p>
      <text:p text:style-name="P1"><text:span text:style-name="T32">i64: 64-bit signed integer (-2^63 to 2^63-1)</text:span></text:p>
      <text:p text:style-name="P1"><text:span text:style-name="T32">i128: 128-bit signed integer (-2^127 to 2^127-1)</text:span></text:p>
      <text:p text:style-name="P1"><text:span text:style-name="T32">u8: 8-bit unsigned integer (0 to 255)</text:span></text:p>
      <text:p text:style-name="P1"><text:span text:style-name="T32">u16: 16-bit unsigned integer (0 to 65535)</text:span></text:p>
      <text:p text:style-name="P1"><text:span text:style-name="T32">u32: 32-bit unsigned integer (0 to 2^32-1)</text:span></text:p>
      <text:p text:style-name="P1"><text:span text:style-name="T32">u64: 64-bit unsigned integer (0 to 2^64-1)</text:span></text:p>
      <text:p text:style-name="P1"><text:span text:style-name="T32">u128: 128-bit unsigned integer (0 to 2^128-1)</text:span></text:p>
      <text:p text:style-name="P1"><text:span text:style-name="T32">Floating-point types:</text:span></text:p>
      <text:p text:style-name="P1"><text:span text:style-name="T32"/></text:p>
      <text:p text:style-name="P1"><text:span text:style-name="T32">f32: 32-bit floating-point number</text:span></text:p>
      <text:p text:style-name="P1"><text:span text:style-name="T32">f64: 64-bit floating-point number</text:span></text:p>
      <text:p text:style-name="P1"><text:span text:style-name="T32">Boolean type:</text:span></text:p>
      <text:p text:style-name="P1"><text:span text:style-name="T32"/></text:p>
      <text:p text:style-name="P1"><text:span text:style-name="T32">bool: represents true or false values</text:span></text:p>
      <text:p text:style-name="P1"><text:span text:style-name="T32">Character type:</text:span></text:p>
      <text:p text:style-name="P1"><text:span text:style-name="T32"/></text:p>
      <text:p text:style-name="P1"><text:span text:style-name="T32">char: represents a Unicode scalar value (4 bytes)</text:span></text:p>
      <text:p text:style-name="P1"><text:span text:style-name="T32">These primitive data types in Rust are all statically typed, meaning that the type of a variable must be explicitly declared before it can be used. Additionally, Rust has a usize and isize type, which depend on the architecture of the system (either 32-bit or 64-bit) and represent the size of a pointer.</text:span><text:span text:style-name="T3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